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indent="1in">
        <style:tab-stops>
          <style:tab-stop style:type="left" style:position="1.5729in"/>
        </style:tab-stops>
      </style:paragraph-properties>
    </style:style>
    <style:style style:name="P77" style:parent-style-name="Normal" style:family="paragraph">
      <style:paragraph-properties fo:text-indent="1in">
        <style:tab-stops>
          <style:tab-stop style:type="left" style:position="1.5729in"/>
        </style:tab-stops>
      </style:paragraph-properties>
    </style:style>
    <style:style style:name="P78" style:parent-style-name="Normal" style:family="paragraph">
      <style:paragraph-properties fo:text-indent="1in">
        <style:tab-stops>
          <style:tab-stop style:type="left" style:position="1.5729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>
        <style:tab-stops>
          <style:tab-stop style:type="left" style:position="1.2083in"/>
        </style:tab-stops>
      </style:paragraph-properties>
    </style:style>
  </office:automatic-styles>
  <office:body>
    <office:text text:use-soft-page-breaks="true">
      <text:p text:style-name="P1"/>
      <text:p text:style-name="P77"/>
      <text:p text:style-name="P78">RAPPORT DE STAGE ACADEMIQUE 2021-2022<text:s/></text:p>
      <text:p text:style-name="P7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 fo:margin-bottom="0in" fo:line-height="100%"/>
      <style:text-properties fo:language="en" fo:country="US"/>
    </style:style>
    <style:style style:name="P3" style:parent-style-name="Normal" style:family="paragraph">
      <style:paragraph-properties fo:margin-bottom="0in" fo:line-height="100%"/>
      <style:text-properties fo:color="#FFFFFF"/>
    </style:style>
    <style:style style:name="TableColumn5" style:family="table-column">
      <style:table-column-properties style:column-width="3.1652in"/>
    </style:style>
    <style:style style:name="TableColumn6" style:family="table-column">
      <style:table-column-properties style:column-width="3.1347in"/>
    </style:style>
    <style:style style:name="Table4" style:family="table">
      <style:table-properties style:width="6.3in" style:rel-width="100%" fo:margin-left="0in" table:align="center"/>
    </style:style>
    <style:style style:name="TableRow7" style:family="table-row">
      <style:table-row-properties style:row-height="0.0798in"/>
    </style:style>
    <style:style style:name="TableCell8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9" style:parent-style-name="Header" style:family="paragraph">
      <style:text-properties fo:text-transform="uppercase" fo:font-size="9pt" style:font-size-asian="9pt"/>
    </style:style>
    <style:style style:name="TableCell10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1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4" style:parent-style-name="Footer" style:family="paragraph">
      <style:text-properties fo:text-transform="uppercase" fo:color="#808080" fo:font-size="9pt" style:font-size-asian="9pt" style:font-size-complex="9pt"/>
    </style:style>
    <style:style style:name="TableCell15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6" style:parent-style-name="Footer" style:family="paragraph">
      <style:paragraph-properties fo:text-align="end"/>
    </style:style>
    <style:style style:name="T17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olumn19" style:family="table-column">
      <style:table-column-properties style:column-width="4.884in"/>
    </style:style>
    <style:style style:name="TableColumn20" style:family="table-column">
      <style:table-column-properties style:column-width="2.9909in"/>
    </style:style>
    <style:style style:name="Table18" style:family="table">
      <style:table-properties style:width="7.875in" style:rel-width="125%" fo:margin-left="0in" table:align="center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rmal" style:family="paragraph">
      <style:paragraph-properties fo:margin-bottom="0.2083in" fo:line-height="100%"/>
    </style:style>
    <style:style style:name="T24" style:parent-style-name="DefaultParagraphFont" style:family="text"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25" style:parent-style-name="DefaultParagraphFont" style:family="text"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Normal" style:family="paragraph">
      <style:paragraph-properties fo:margin-bottom="0.2083in" fo:line-height="100%">
        <style:tab-stops>
          <style:tab-stop style:type="left" style:position="2.427in"/>
        </style:tab-stops>
      </style:paragraph-properties>
    </style:style>
    <style:style style:name="T28" style:parent-style-name="DefaultParagraphFont" style:family="text">
      <style:text-properties style:font-name="Times New Roman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29" style:parent-style-name="DefaultParagraphFont" style:family="text"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olumn31" style:family="table-column">
      <style:table-column-properties style:column-width="5.9305in"/>
    </style:style>
    <style:style style:name="TableColumn32" style:family="table-column">
      <style:table-column-properties style:column-width="0.3888in"/>
    </style:style>
    <style:style style:name="TableColumn33" style:family="table-column">
      <style:table-column-properties style:column-width="0.3888in"/>
    </style:style>
    <style:style style:name="TableColumn34" style:family="table-column">
      <style:table-column-properties style:column-width="0.3888in"/>
    </style:style>
    <style:style style:name="TableColumn35" style:family="table-column">
      <style:table-column-properties style:column-width="0.3888in"/>
    </style:style>
    <style:style style:name="TableColumn36" style:family="table-column">
      <style:table-column-properties style:column-width="0.3888in"/>
    </style:style>
    <style:style style:name="Table30" style:family="table">
      <style:table-properties style:width="7.875in" style:rel-width="125%" fo:margin-left="0in" table:align="center"/>
    </style:style>
    <style:style style:name="TableRow37" style:family="table-row">
      <style:table-row-properties style:min-row-height="0.4319in"/>
    </style:style>
    <style:style style:name="TableCell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" style:parent-style-name="Normal" style:family="paragraph">
      <style:paragraph-properties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42" style:family="table-cell">
      <style:table-cell-properties fo:border="none" fo:background-color="#3494BA" style:writing-mode="lr-tb" fo:padding-top="0in" fo:padding-left="0in" fo:padding-bottom="0in" fo:padding-right="0in"/>
    </style:style>
    <style:style style:name="P43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Row44" style:family="table-row">
      <style:table-row-properties style:min-row-height="0.4326in"/>
    </style:style>
    <style:style style:name="TableCell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" style:parent-style-name="Normal" style:family="paragraph">
      <style:paragraph-properties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49" style:family="table-cell">
      <style:table-cell-properties fo:border="none" fo:background-color="#2683C6" style:writing-mode="lr-tb" fo:padding-top="0in" fo:padding-left="0in" fo:padding-bottom="0in" fo:padding-right="0in"/>
    </style:style>
    <style:style style:name="P50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51" style:family="table-cell">
      <style:table-cell-properties fo:border="none" fo:background-color="#3494BA" style:writing-mode="lr-tb" fo:padding-top="0in" fo:padding-left="0in" fo:padding-bottom="0in" fo:padding-right="0in"/>
    </style:style>
    <style:style style:name="P52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Row53" style:family="table-row">
      <style:table-row-properties style:min-row-height="0.4319in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" style:parent-style-name="Normal" style:family="paragraph">
      <style:paragraph-properties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58" style:family="table-cell">
      <style:table-cell-properties fo:border="none" fo:background-color="#75BDA7" style:writing-mode="lr-tb" fo:padding-top="0in" fo:padding-left="0in" fo:padding-bottom="0in" fo:padding-right="0in"/>
    </style:style>
    <style:style style:name="P59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60" style:family="table-cell">
      <style:table-cell-properties fo:border="none" fo:background-color="#2683C6" style:writing-mode="lr-tb" fo:padding-top="0in" fo:padding-left="0in" fo:padding-bottom="0in" fo:padding-right="0in"/>
    </style:style>
    <style:style style:name="P61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62" style:family="table-cell">
      <style:table-cell-properties fo:border="none" fo:background-color="#3494BA" style:writing-mode="lr-tb" fo:padding-top="0in" fo:padding-left="0in" fo:padding-bottom="0in" fo:padding-right="0in"/>
    </style:style>
    <style:style style:name="P63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Row64" style:family="table-row">
      <style:table-row-properties style:min-row-height="0.4326in"/>
    </style:style>
    <style:style style:name="TableCell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" style:parent-style-name="Normal" style:family="paragraph">
      <style:paragraph-properties fo:text-align="end" fo:margin-bottom="0in" fo:line-height="100%" fo:margin-right="0.0208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" style:parent-style-name="Normal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69" style:family="table-cell">
      <style:table-cell-properties fo:border="none" fo:background-color="#373545" style:writing-mode="lr-tb" fo:padding-top="0in" fo:padding-left="0in" fo:padding-bottom="0in" fo:padding-right="0in"/>
    </style:style>
    <style:style style:name="P70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71" style:family="table-cell">
      <style:table-cell-properties fo:border="none" fo:background-color="#75BDA7" style:writing-mode="lr-tb" fo:padding-top="0in" fo:padding-left="0in" fo:padding-bottom="0in" fo:padding-right="0in"/>
    </style:style>
    <style:style style:name="P72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73" style:family="table-cell">
      <style:table-cell-properties fo:border="none" fo:background-color="#2683C6" style:writing-mode="lr-tb" fo:padding-top="0in" fo:padding-left="0in" fo:padding-bottom="0in" fo:padding-right="0in"/>
    </style:style>
    <style:style style:name="P74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name="TableCell75" style:family="table-cell">
      <style:table-cell-properties fo:border="none" fo:background-color="#3494BA" style:writing-mode="lr-tb" fo:padding-top="0in" fo:padding-left="0in" fo:padding-bottom="0in" fo:padding-right="0in"/>
    </style:style>
    <style:style style:name="P76" style:parent-style-name="Normal" style:family="paragraph">
      <style:paragraph-properties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Yu Mincho" style:font-name-complex="Times New Roman" fo:font-size="12pt" style:font-size-asian="12pt" style:font-size-complex="12pt" fo:language="en" fo:country="US" style:language-asian="ja" style:country-asian="JP"/>
    </style:style>
    <style:style style:family="graphic" style:name="a6">
      <style:graphic-properties draw:fill="solid" draw:fill-color="#373545" draw:opacity="100%" draw:stroke="none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>
      <style:graphic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203864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>
      <style:graphic-properties draw:fill="solid" draw:fill-color="#3494ba" draw:opacity="100%" draw:stroke="none"/>
    </style:style>
    <style:style style:family="graphic" style:name="a4">
      <style:graphic-properties draw:fill="solid" draw:fill-color="#2683c6" draw:opacity="100%" draw:stroke="none"/>
    </style:style>
    <style:style style:family="graphic" style:name="a5">
      <style:graphic-properties draw:fill="solid" draw:fill-color="#75bda7" draw:opacity="100%" draw:stroke="none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Zone de texte 220" text:anchor-type="paragraph" svg:x="0in" svg:y="0in" svg:width="6.5in" svg:height="0.18958in" style:rel-width="scale" style:rel-height="scale"><draw:text-box><text:p text:style-name="P2">RAPPORT DE STAGE ACDEMIQUE 2021-2022.</text:p></draw:text-box><svg:title/><svg:desc/></draw:frame><draw:frame draw:z-index="251659264" draw:id="id1" draw:style-name="a1" draw:name="Zone de texte 221" text:anchor-type="paragraph" svg:x="0in" svg:y="0in" svg:width="0.99722in" svg:height="0.18681in" style:rel-width="scale" style:rel-height="scale"><draw:text-box><text:p text:style-name="P3"/></draw:text-box><svg:title/><svg:desc/></draw:frame></text:p>
      </style:header>
      <style:foot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</table:table-row>
          <table:table-row table:style-name="TableRow12">
            <table:table-cell table:style-name="TableCell13">
              <text:p text:style-name="P14">RÉDIGÉ ET PRESENTÉ PAR L’ÉTUDIANTE TOUKAM SONIA, PROMOTION X2025.</text:p>
            </table:table-cell>
            <table:table-cell table:style-name="TableCell15">
              <text:p text:style-name="P16"><text:span text:style-name="T17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header>
        <table:table table:style-name="Table18">
          <table:table-columns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><text:span text:style-name="T24"><draw:frame draw:z-index="251663360" draw:style-name="a2" draw:name="Picture 16" text:anchor-type="paragraph" svg:x="1.69653in" svg:y="0.62708in" svg:width="3.18681in" svg:height="0.6in" style:rel-width="scale" style:rel-height="scale"><draw:image xlink:href="media/image1.png" xlink:type="simple" xlink:show="embed" xlink:actuate="onLoad"/><svg:title/><svg:desc/></draw:frame></text:span><text:span text:style-name="T25"><draw:g draw:name="Group 7" draw:id="id6" draw:style-name="a7" text:anchor-type="as-char"><svg:title/><svg:desc>Decorative element</svg:desc><draw:custom-shape svg:x="0in" svg:y="0in" svg:width="0.38055in" svg:height="1.75in" draw:id="id2" draw:style-name="a3" draw:name="Rectangle 1"><svg:title/><svg:desc/><draw:enhanced-geometry draw:type="non-primitive" svg:viewBox="0 0 21600 21600" draw:enhanced-path="M 0 0 L 21600 0 21600 21600 0 21600 Z N"/></draw:custom-shape><draw:custom-shape svg:x="0.36817in" svg:y="0in" svg:width="0.37554in" svg:height="1.375in" draw:id="id3" draw:style-name="a4" draw:name="Rectangle 2"><svg:title/><svg:desc/><draw:enhanced-geometry draw:type="non-primitive" svg:viewBox="0 0 21600 21600" draw:enhanced-path="M 0 0 L 21600 0 21600 21600 0 21600 Z N"/></draw:custom-shape><draw:custom-shape svg:x="0.74381in" svg:y="0in" svg:width="0.37554in" svg:height="0.875in" draw:id="id4" draw:style-name="a5" draw:name="Rectangle 3"><svg:title/><svg:desc/><draw:enhanced-geometry draw:type="non-primitive" svg:viewBox="0 0 21600 21600" draw:enhanced-path="M 0 0 L 21600 0 21600 21600 0 21600 Z N"/></draw:custom-shape><draw:custom-shape svg:x="1.11945in" svg:y="0in" svg:width="0.38055in" svg:height="0.375in" draw:id="id5" draw:style-name="a6" draw:name="Rectangle 4"><svg:title/><svg:desc/><draw:enhanced-geometry draw:type="non-primitive" svg:viewBox="0 0 21600 21600" draw:enhanced-path="M 0 0 L 21600 0 21600 21600 0 21600 Z N"/></draw:custom-shape></draw:g></text:span></text:p>
            </table:table-cell>
            <table:table-cell table:style-name="TableCell26">
              <text:p text:style-name="P27"><text:span text:style-name="T28"><draw:frame draw:z-index="251662336" draw:style-name="a8" draw:name="Picture 17" text:anchor-type="paragraph" svg:x="1.55347in" svg:y="0.55417in" svg:width="1.43681in" svg:height="0.88056in" style:rel-width="scale" style:rel-height="scale"><draw:image xlink:href="media/image2.png" xlink:type="simple" xlink:show="embed" xlink:actuate="onLoad"/><svg:title/><svg:desc/></draw:frame></text:span><text:span text:style-name="T29"><text:tab/></text:span></text:p>
            </table:table-cell>
          </table:table-row>
        </table:table>
        <text:p text:style-name="Header"/>
      </style:header>
      <style:footer>
        <table:table table:style-name="Table30">
          <table:table-columns>
            <table:table-column table:style-name="TableColumn31"/>
            <table:table-column table:style-name="TableColumn32"/>
            <table:table-column table:style-name="TableColumn33"/>
            <table:table-column table:style-name="TableColumn34"/>
            <table:table-column table:style-name="TableColumn35"/>
            <table:table-column table:style-name="TableColumn36"/>
          </table:table-columns>
          <table:table-row table:style-name="TableRow37">
            <table:table-cell table:style-name="TableCell38" table:number-columns-spanned="4">
              <text:p text:style-name="P39"/>
            </table:table-cell>
            <table:covered-table-cell/>
            <table:covered-table-cell/>
            <table:covered-table-cell/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</table:table-row>
          <table:table-row table:style-name="TableRow44">
            <table:table-cell table:style-name="TableCell45" table:number-columns-spanned="3">
              <text:p text:style-name="P46"><text:s/></text:p>
            </table:table-cell>
            <table:covered-table-cell/>
            <table:covered-table-cell/>
            <table:table-cell table:style-name="TableCell47">
              <text:p text:style-name="P48"/>
            </table:table-cell>
            <table:table-cell table:style-name="TableCell49">
              <text:p text:style-name="P50"/>
            </table:table-cell>
            <table:table-cell table:style-name="TableCell51">
              <text:p text:style-name="P52"/>
            </table:table-cell>
          </table:table-row>
          <table:table-row table:style-name="TableRow53">
            <table:table-cell table:style-name="TableCell54" table:number-columns-spanned="2">
              <text:p text:style-name="P55"><text:s/></text:p>
            </table:table-cell>
            <table:covered-table-cell/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  <table:table-cell table:style-name="TableCell62">
              <text:p text:style-name="P63"/>
            </table:table-cell>
          </table:table-row>
          <table:table-row table:style-name="TableRow64">
            <table:table-cell table:style-name="TableCell65">
              <text:p text:style-name="P66"/>
            </table:table-cell>
            <table:table-cell table:style-name="TableCell67">
              <text:p text:style-name="P68"/>
            </table:table-cell>
            <table:table-cell table:style-name="TableCell69">
              <text:p text:style-name="P70"/>
            </table:table-cell>
            <table:table-cell table:style-name="TableCell71">
              <text:p text:style-name="P72"/>
            </table:table-cell>
            <table:table-cell table:style-name="TableCell73">
              <text:p text:style-name="P74"/>
            </table:table-cell>
            <table:table-cell table:style-name="TableCell75">
              <text:p text:style-name="P7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ia Rykiel</meta:initial-creator>
    <dc:creator>Sonia Rykiel</dc:creator>
    <meta:creation-date>2022-06-15T14:39:00Z</meta:creation-date>
    <dc:date>2022-06-15T15:30:00Z</dc:date>
    <meta:template xlink:href="Normal.dotm" xlink:type="simple"/>
    <meta:editing-cycles>1</meta:editing-cycles>
    <meta:editing-duration>PT660S</meta:editing-duration>
    <meta:document-statistic meta:page-count="2" meta:paragraph-count="1" meta:word-count="11" meta:character-count="73" meta:row-count="1" meta:non-whitespace-character-count="63"/>
  </office:meta>
</office:document-meta>
</file>